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749" officeooo:paragraph-rsid="00131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DB shell version: 3.2.13</text:p>
      <text:p text:style-name="P1">connecting to: test</text:p>
      <text:p text:style-name="P1">2017-05-24T15:27:34.046-0400 W NETWORK <text:s/>[thread1] Failed to connect to 127.0.0.1:27017, in(checking socket for error after poll), reason: errno:111 Connection refused</text:p>
      <text:p text:style-name="P1">2017-05-24T15:27:34.046-0400 E QUERY <text:s text:c="3"/>[thread1] Error: couldn't connect to server 127.0.0.1:27017, connection attempt failed :</text:p>
      <text:p text:style-name="P1">connect@src/mongo/shell/mongo.js:229:14</text:p>
      <text:p text:style-name="P1">@(connect):1:6</text:p>
      <text:p text:style-name="P1"/>
      <text:p text:style-name="P1">exception: connect failed</text:p>
      <text:p text:style-name="P1"/>
      <text:p text:style-name="P1">Para mongodb hay que crear una carpeta en la raiz /data/db</text:p>
      <text:p text:style-name="P1">posteriormente</text:p>
      <text:p text:style-name="P1">lanzar el siguiente comando</text:p>
      <text:p text:style-name="P1">sudo chown -R $USER:$USER data</text:p>
      <text:p text:style-name="P1"/>
      <text:p text:style-name="P1">luego ejecutar en consola </text:p>
      <text:p text:style-name="P1">mongod</text:p>
      <text:p text:style-name="P1"/>
      <text:p text:style-name="P1">y deberia funcion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5:21:24.285618639</meta:creation-date>
    <dc:date>2017-05-24T15:44:11.461948471</dc:date>
    <meta:editing-duration>PT12M37S</meta:editing-duration>
    <meta:editing-cycles>1</meta:editing-cycles>
    <meta:document-statistic meta:table-count="0" meta:image-count="0" meta:object-count="0" meta:page-count="1" meta:paragraph-count="14" meta:word-count="74" meta:character-count="600" meta:non-whitespace-character-count="535"/>
    <meta:generator>LibreOffice/5.1.2.2$Linux_X86_64 LibreOffice_project/10m0$Build-2</meta:generator>
  </office:meta>
</office:document-meta>
</file>